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f0de9" officeooo:paragraph-rsid="004f0de9"/>
    </style:style>
    <style:style style:name="P11" style:family="paragraph" style:parent-style-name="Text_20_body" style:list-style-name="L1">
      <style:text-properties style:font-name="Liberation Serif" fo:font-style="normal" officeooo:rsid="004f0de9" officeooo:paragraph-rsid="004f0de9" style:font-style-asian="normal" style:font-style-complex="normal"/>
    </style:style>
    <style:style style:name="P12" style:family="paragraph" style:parent-style-name="Text_20_body" style:list-style-name="L2">
      <style:text-properties officeooo:rsid="004cb5a0" officeooo:paragraph-rsid="004ded4c"/>
    </style:style>
    <style:style style:name="P13" style:family="paragraph" style:parent-style-name="Text_20_body" style:list-style-name="L2">
      <style:text-properties officeooo:rsid="004f0de9" officeooo:paragraph-rsid="004f0de9"/>
    </style:style>
    <style:style style:name="P14" style:family="paragraph" style:parent-style-name="Heading_20_1">
      <style:text-properties style:font-name="Liberation Sans" officeooo:rsid="003b1533" officeooo:paragraph-rsid="003b1533"/>
    </style:style>
    <style:style style:name="P15" style:family="paragraph" style:parent-style-name="Heading_20_1">
      <style:text-properties style:font-name="Liberation Serif" officeooo:rsid="004cb5a0" officeooo:paragraph-rsid="004ded4c"/>
    </style:style>
    <style:style style:name="P16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0d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stormobj</text:span>_<text:span text:style-name="T1">index</text:span></text:p>
      <text:p text:style-name="P2"><text:date style:data-style-name="N37" text:date-value="2016-09-23T12:37:32.372352266">23/09/16</text:date> </text:p>
      <text:h text:style-name="P14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5" text:outline-level="1">Database Structure</text:h>
      <text:p text:style-name="P4"><text:span text:style-name="T2">Table name</text:span>: <text:tab/><text:tab/><text:span text:style-name="T2">wxradar_stormobj_index</text:span></text:p>
      <text:p text:style-name="P5"><text:span text:style-name="T2">Partition Key</text:span>: <text:tab/><text:tab/><text:span text:style-name="T3">vol_tag (string)</text:span></text:p>
      <text:p text:style-name="P7"><text:span text:style-name="T2">Sort Key</text:span>:<text:tab/><text:tab/><text:span text:style-name="T4">subset_id (number)</text:span></text:p>
      <text:p text:style-name="P6">Attributes: </text:p>
      <text:list xml:id="list4057005304753083752" text:style-name="L1">
        <text:list-item>
          <text:list>
            <text:list-item>
              <text:p text:style-name="P9"><text:span text:style-name="T3">track_id</text:span> (number)</text:p>
            </text:list-item>
            <text:list-item>
              <text:p text:style-name="P10">storm_dbz_lat</text:p>
            </text:list-item>
            <text:list-item>
              <text:p text:style-name="P10">storm_dbz_lon</text:p>
            </text:list-item>
            <text:list-item>
              <text:p text:style-name="P10">storm_latlonbox</text:p>
            </text:list-item>
            <text:list-item>
              <text:p text:style-name="P11">stats (15 numbers)</text:p>
            </text:list-item>
          </text:list>
        </text:list-item>
      </text:list>
      <text:h text:style-name="P16" text:outline-level="1">Usage</text:h>
      <text:list xml:id="list8912272562049758387" text:style-name="L2">
        <text:list-item>
          <text:p text:style-name="P12">wv_process: <text:tab/><text:span text:style-name="T3">Writes entries to database</text:span></text:p>
        </text:list-item>
        <text:list-item>
          <text:p text:style-name="P13">wv_track:<text:tab/>Reads database to compute tracking</text:p>
        </text:list-item>
        <text:list-item>
          <text:p text:style-name="P12">wv_kml:<text:tab/>Filtering <text:span text:style-name="T3">storms</text:span></text:p>
        </text:list-item>
        <text:list-item>
          <text:p text:style-name="P12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3T12:37:32.336640925</dc:date>
    <meta:editing-duration>PT6H56M54S</meta:editing-duration>
    <meta:editing-cycles>39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0" meta:word-count="90" meta:character-count="625" meta:non-whitespace-character-count="558"/>
  </office:meta>
</office:document-meta>
</file>